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F000002D90EB41401CAE9D1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1.588cm" fo:min-width="3.495cm" fo:wrap-option="wrap"/>
      <style:paragraph-properties style:writing-mode="lr-tb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1.588cm" fo:min-width="5.319cm" fo:wrap-option="wrap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558cm" fo:min-width="2.18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688cm" svg:x="1cm" svg:y="1cm">
          <draw:image xlink:href="Pictures/100000000000030F000002D90EB41401CAE9D1DE.png" xlink:type="simple" xlink:show="embed" xlink:actuate="onLoad" draw:mime-type="image/png">
            <text:p/>
          </draw:image>
        </draw:frame>
        <draw:custom-shape draw:style-name="gr2" draw:text-style-name="P3" draw:layer="layout" svg:width="4.313cm" svg:height="1.984cm" svg:x="15.452cm" svg:y="4.339cm">
          <text:p text:style-name="P2">WLUG </text:p>
          <text:p text:style-name="P2">MS4.G.02</text:p>
          <draw:enhanced-geometry svg:viewBox="0 0 21600 21600" draw:text-areas="800 800 20800 20800" draw:type="round-rectangular-callout" draw:modifiers="-7385.25730180807 29946.1964735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83cm" svg:height="1.984cm" svg:x="1.31cm" svg:y="16.404cm">
          <text:p text:style-name="P2">On Hillcrest Road</text:p>
          <text:p text:style-name="P2">Enter at Gate 7</text:p>
          <draw:enhanced-geometry svg:viewBox="0 0 21600 21600" draw:text-areas="800 800 20800 20800" draw:type="round-rectangular-callout" draw:modifiers="25693.8255887969 576.72544080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2.897cm" svg:height="0.872cm" svg:x="13.653cm" svg:y="2.87cm">
          <text:p text:style-name="P2">Parking</text:p>
          <draw:enhanced-geometry svg:viewBox="0 0 21600 21600" draw:text-areas="800 800 20800 20800" draw:type="round-rectangular-callout" draw:modifiers="-1572.67080745342 77591.7525773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21:47:55.860410570</meta:creation-date>
    <dc:date>2022-08-29T18:32:53.589179044</dc:date>
    <meta:editing-duration>PT22M54S</meta:editing-duration>
    <meta:editing-cycles>3</meta:editing-cycles>
    <meta:generator>LibreOffice/7.3.5.2$Linux_X86_64 LibreOffice_project/30$Build-2</meta:generator>
    <meta:document-statistic meta:object-count="4"/>
  </office:meta>
</office:document-meta>
</file>